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c7b5" officeooo:paragraph-rsid="000dc7b5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dc7b5" officeooo:paragraph-rsid="000dc7b5"/>
    </style:style>
    <style:style style:name="P3" style:family="paragraph" style:parent-style-name="Standard">
      <style:text-properties fo:font-weight="bold" officeooo:rsid="000dc7b5" officeooo:paragraph-rsid="000dc7b5" style:font-weight-asian="bold" style:font-weight-complex="bold"/>
    </style:style>
    <style:style style:name="T1" style:family="text">
      <style:text-properties officeooo:rsid="000e3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2 – Esercizi</text:p>
      <text:p text:style-name="P2"/>
      <text:p text:style-name="P3">Esercizio 1: Gestione di un Sistema di Veicoli</text:p>
      <text:p text:style-name="P2">Crea una classe Veicolo con attributi privati marca, modello e anno. Implementa i metodi getter e setter per accedere agli attributi. Crea due sottoclassi: Auto e Moto. Ogni sottoclasse deve avere un metodo specifico (ad esempio, suonaClacson per Auto e faiImpennata per Moto). Sovrascrivi un metodo descrizione per ogni sottoclasse per fornire una descrizione personalizzata del veicolo. Nel metodo main, crea oggetti di ciascuna classe e chiama i metodi appropriati.</text:p>
      <text:p text:style-name="P2"/>
      <text:p text:style-name="P3">Esercizio 2: Sistema di Pagamenti</text:p>
      <text:p text:style-name="P2">Definisci una classe astratta Pagamento con un attributo importo e un metodo astratto effettuaPagamento. Crea due classi concrete: CartaDiCredito e PayPal che estendono Pagamento e implementano il metodo effettuaPagamento in modo diverso. Crea un’interfaccia Autenticazione con il metodo autenticaUtente. Fai in modo che entrambe le classi implementino l’interfaccia Autenticazione. Nel metodo main, crea oggetti CartaDiCredito e PayPal, autenticali e invoca il metodo effettuaPagamento.</text:p>
      <text:p text:style-name="P2"/>
      <text:p text:style-name="P3">Esercizio <text:span text:style-name="T1">3</text:span>: Sistema di Gestione degli Animali Domestici</text:p>
      <text:p text:style-name="P2">Crea una classe AnimaleDomestico con attributi nome, razza e età. Implementa un metodo descrizione che restituisca una stringa con le informazioni dell'animale. Crea due sottoclassi: Cane e Gatto. Ogni sottoclasse deve implementare un metodo specifico (abbaia per Cane e miagola per Gatto). Crea un’interfaccia Addestrabile con un metodo addestra. Fai in modo che la classe Cane implementi questa interfaccia e definisca una logica di addestramento. Nel metodo main, crea un array di animali domestici, popola l’array con oggetti Cane e Gatto e chiama il metodo descrizione per ciascun animale. Se l’animale è addestrabile, esegui il metodo addest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6:58:10.584000000</meta:creation-date>
    <dc:date>2025-02-21T21:21:51.257000000</dc:date>
    <meta:editing-duration>PT3M5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7" meta:word-count="254" meta:character-count="1759" meta:non-whitespace-character-count="1511"/>
  </office:meta>
</office:document-meta>
</file>